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1EA4CF240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664cm" svg:x="1cm" svg:y="1.766cm">
          <draw:image xlink:href="Pictures/1000000000000384000001EA4CF240A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Eloranta</meta:initial-creator>
    <meta:creation-date>2009-11-06T08:52:16</meta:creation-date>
    <dc:date>2009-11-06T08:53:00</dc:date>
    <dc:creator>Jussi Eloranta</dc:creator>
    <meta:editing-duration>PT00H00M45S</meta:editing-duration>
    <meta:editing-cycles>1</meta:editing-cycles>
    <meta:document-statistic meta:object-count="1"/>
    <meta:generator>OpenOffice.org/3.1$Linux OpenOffice.org_project/310m19$Build-9420</meta:generator>
  </office:meta>
</office:document-meta>
</file>